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270000011638EE1D1EDA9D54B2.png" manifest:media-type="image/png"/>
  <manifest:file-entry manifest:full-path="Pictures/10000000000003F0000001215EDE20824F9B81DC.png" manifest:media-type="image/png"/>
  <manifest:file-entry manifest:full-path="Pictures/1000000000000434000000EF91D4D8580803C3E8.png" manifest:media-type="image/png"/>
  <manifest:file-entry manifest:full-path="Pictures/10000000000003E8000003E8E930F9E62CFEB3AD.jpg" manifest:media-type="image/jpeg"/>
  <manifest:file-entry manifest:full-path="Pictures/100000000000020000000200BC3FEFCD7FF3BCCA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zxx" fo:country="none" officeooo:rsid="0011cc34" officeooo:paragraph-rsid="0011cc34" fo:background-color="#ffff00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4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3</text:p>
      <text:p text:style-name="Standard"/>
      <text:p text:style-name="Standard"/>
      <text:p text:style-name="Standard"><draw:frame draw:style-name="fr3" draw:name="Imagen1" text:anchor-type="char" svg:width="17cm" svg:height="3.775cm" draw:z-index="0"><draw:image xlink:href="Pictures/1000000000000434000000EF91D4D8580803C3E8.png" xlink:type="simple" xlink:show="embed" xlink:actuate="onLoad" loext:mime-type="image/png"/></draw:frame><draw:frame draw:style-name="fr2" draw:name="Imagen2" text:anchor-type="char" svg:x="0cm" svg:y="7.481cm" svg:width="17cm" svg:height="4.874cm" draw:z-index="1"><draw:image xlink:href="Pictures/10000000000003F0000001215EDE20824F9B81DC.png" xlink:type="simple" xlink:show="embed" xlink:actuate="onLoad" loext:mime-type="image/png"/></draw:frame><draw:frame draw:style-name="fr1" draw:name="Imagen3" text:anchor-type="char" svg:x="1.06cm" svg:y="15.341cm" svg:width="14.579cm" svg:height="7.355cm" draw:z-index="2"><draw:image xlink:href="Pictures/10000000000002270000011638EE1D1EDA9D54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Colorful_20_Pebbles" draw:display-name="Colorful Pebbles" xlink:href="Pictures/100000000000020000000200BC3FEFCD7FF3BCCA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image-name="Paper_20_Graph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9:15:45.695861065</meta:creation-date>
    <dc:date>2021-10-05T19:19:31.905723919</dc:date>
    <meta:editing-duration>PT3M48S</meta:editing-duration>
    <meta:editing-cycles>1</meta:editing-cycles>
    <meta:document-statistic meta:table-count="0" meta:image-count="3" meta:object-count="0" meta:page-count="1" meta:paragraph-count="1" meta:word-count="2" meta:character-count="10" meta:non-whitespace-character-count="9"/>
    <meta:generator>LibreOffice/6.4.6.2$Linux_X86_64 LibreOffice_project/40$Build-2</meta:generator>
  </office:meta>
</office:document-meta>
</file>